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P3" style:family="paragraph" style:parent-style-name="Standard">
      <style:text-properties officeooo:rsid="0018d185" officeooo:paragraph-rsid="0018d185"/>
    </style:style>
    <style:style style:name="P4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3.foo.val" text:name="py3o.i3.foo.val"/>
      </text:user-field-decls>
      <text:p text:style-name="P4">Access in-loop variable with attribute</text:p>
      <text:p text:style-name="P3"/>
      <text:p text:style-name="P2"><text:a xlink:type="simple" xlink:href="py3o://for=%22i3%20in%20my3list%22"><text:span text:style-name="T2">for="i3 in my3list"</text:span></text:a></text:p>
      <text:p text:style-name="P1"><text:tab/><text:user-field-get text:name="py3o.i3.foo.val">i3.foo.val</text:user-field-get></text:p>
      <text:p text:style-name="P3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4-07T17:03:46.301905723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0" meta:character-count="72" meta:non-whitespace-character-count="65"/>
  </office:meta>
</office:document-meta>
</file>